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58c971"/>
    </style:style>
    <style:style style:name="P3" style:family="paragraph" style:parent-style-name="Text_20_body">
      <style:text-properties officeooo:paragraph-rsid="025b1739"/>
    </style:style>
    <style:style style:name="P4" style:family="paragraph" style:parent-style-name="Text_20_body">
      <style:text-properties officeooo:paragraph-rsid="02617fc6"/>
    </style:style>
    <style:style style:name="P5" style:family="paragraph" style:parent-style-name="Text_20_body">
      <style:text-properties officeooo:paragraph-rsid="0265f398"/>
    </style:style>
    <style:style style:name="P6" style:family="paragraph" style:parent-style-name="Text_20_body">
      <style:text-properties fo:font-weight="bold" officeooo:rsid="021521a3" officeooo:paragraph-rsid="0265f398" style:font-weight-asian="bold" style:font-weight-complex="bold"/>
    </style:style>
    <style:style style:name="P7" style:family="paragraph" style:parent-style-name="Text_20_body">
      <style:text-properties fo:font-weight="bold" officeooo:rsid="026859ac" officeooo:paragraph-rsid="026859ac" style:font-weight-asian="bold" style:font-weight-complex="bold"/>
    </style:style>
    <style:style style:name="P8" style:family="paragraph" style:parent-style-name="Text_20_body">
      <style:text-properties officeooo:paragraph-rsid="0268039b"/>
    </style:style>
    <style:style style:name="P9" style:family="paragraph" style:parent-style-name="Text_20_body">
      <style:text-properties officeooo:paragraph-rsid="025dcc1b"/>
    </style:style>
    <style:style style:name="P10" style:family="paragraph" style:parent-style-name="Text_20_body">
      <style:text-properties officeooo:rsid="0258c971" officeooo:paragraph-rsid="0258c971"/>
    </style:style>
    <style:style style:name="P11" style:family="paragraph" style:parent-style-name="Text_20_body">
      <style:text-properties officeooo:paragraph-rsid="02695d86"/>
    </style:style>
    <style:style style:name="P12" style:family="paragraph" style:parent-style-name="Text_20_body">
      <style:text-properties officeooo:paragraph-rsid="026b4c4c"/>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2481b4" style:font-weight-asian="bold" style:font-weight-complex="bold"/>
    </style:style>
    <style:style style:name="T7" style:family="text">
      <style:text-properties fo:font-weight="bold" officeooo:rsid="0242f357" style:font-weight-asian="bold" style:font-weight-complex="bold"/>
    </style:style>
    <style:style style:name="T8" style:family="text">
      <style:text-properties fo:font-weight="bold" officeooo:rsid="024c350d" style:font-weight-asian="bold" style:font-weight-complex="bold"/>
    </style:style>
    <style:style style:name="T9" style:family="text">
      <style:text-properties fo:font-weight="bold" officeooo:rsid="0258c971" style:font-weight-asian="bold" style:font-weight-complex="bold"/>
    </style:style>
    <style:style style:name="T10" style:family="text">
      <style:text-properties fo:font-weight="bold" officeooo:rsid="025b1739" style:font-weight-asian="bold" style:font-weight-complex="bold"/>
    </style:style>
    <style:style style:name="T11" style:family="text">
      <style:text-properties fo:font-weight="bold" officeooo:rsid="025c2bf8" style:font-weight-asian="bold" style:font-weight-complex="bold"/>
    </style:style>
    <style:style style:name="T12" style:family="text">
      <style:text-properties fo:font-weight="bold" officeooo:rsid="025e962e" style:font-weight-asian="bold" style:font-weight-complex="bold"/>
    </style:style>
    <style:style style:name="T13" style:family="text">
      <style:text-properties fo:font-weight="bold" officeooo:rsid="02617fc6" style:font-weight-asian="bold" style:font-weight-complex="bold"/>
    </style:style>
    <style:style style:name="T14" style:family="text">
      <style:text-properties fo:font-weight="bold" officeooo:rsid="02635d3f" style:font-weight-asian="bold" style:font-weight-complex="bold"/>
    </style:style>
    <style:style style:name="T15" style:family="text">
      <style:text-properties fo:font-weight="bold" officeooo:rsid="0265f398" style:font-weight-asian="bold" style:font-weight-complex="bold"/>
    </style:style>
    <style:style style:name="T16" style:family="text">
      <style:text-properties fo:font-weight="bold" officeooo:rsid="0268039b" style:font-weight-asian="bold" style:font-weight-complex="bold"/>
    </style:style>
    <style:style style:name="T17" style:family="text">
      <style:text-properties fo:font-weight="bold" officeooo:rsid="026859ac" style:font-weight-asian="bold" style:font-weight-complex="bold"/>
    </style:style>
    <style:style style:name="T18" style:family="text">
      <style:text-properties fo:font-weight="bold" officeooo:rsid="02695d86" style:font-weight-asian="bold" style:font-weight-complex="bold"/>
    </style:style>
    <style:style style:name="T19" style:family="text">
      <style:text-properties fo:font-weight="bold" officeooo:rsid="026a38d0" style:font-weight-asian="bold" style:font-weight-complex="bold"/>
    </style:style>
    <style:style style:name="T20" style:family="text">
      <style:text-properties fo:font-weight="bold" officeooo:rsid="026b4c4c" style:font-weight-asian="bold" style:font-weight-complex="bold"/>
    </style:style>
    <style:style style:name="T21" style:family="text">
      <style:text-properties fo:font-weight="bold" officeooo:rsid="026ba8a1" style:font-weight-asian="bold" style:font-weight-complex="bold"/>
    </style:style>
    <style:style style:name="T22" style:family="text">
      <style:text-properties fo:font-weight="bold" officeooo:rsid="026d641e"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22b58ca" style:font-weight-asian="normal" style:font-weight-complex="normal"/>
    </style:style>
    <style:style style:name="T25" style:family="text">
      <style:text-properties fo:font-weight="normal" officeooo:rsid="02266356" style:font-weight-asian="normal" style:font-weight-complex="normal"/>
    </style:style>
    <style:style style:name="T26" style:family="text">
      <style:text-properties fo:font-weight="normal" officeooo:rsid="0268039b" style:font-weight-asian="normal" style:font-weight-complex="normal"/>
    </style:style>
    <style:style style:name="T27" style:family="text">
      <style:text-properties fo:font-weight="normal" officeooo:rsid="026859ac" style:font-weight-asian="normal" style:font-weight-complex="normal"/>
    </style:style>
    <style:style style:name="T28" style:family="text">
      <style:text-properties fo:font-weight="normal" officeooo:rsid="02695d86" style:font-weight-asian="normal" style:font-weight-complex="normal"/>
    </style:style>
    <style:style style:name="T29" style:family="text">
      <style:text-properties fo:font-weight="normal" officeooo:rsid="0269c604" style:font-weight-asian="normal" style:font-weight-complex="normal"/>
    </style:style>
    <style:style style:name="T30" style:family="text">
      <style:text-properties fo:font-weight="normal" officeooo:rsid="026b4c4c" style:font-weight-asian="normal" style:font-weight-complex="normal"/>
    </style:style>
    <style:style style:name="T31" style:family="text">
      <style:text-properties fo:font-weight="normal" officeooo:rsid="026d641e" style:font-weight-asian="normal" style:font-weight-complex="normal"/>
    </style:style>
    <style:style style:name="T32" style:family="text">
      <style:text-properties fo:font-weight="normal" officeooo:rsid="026ec98a" style:font-weight-asian="normal" style:font-weight-complex="normal"/>
    </style:style>
    <style:style style:name="T33" style:family="text">
      <style:text-properties officeooo:rsid="00e51007"/>
    </style:style>
    <style:style style:name="T34" style:family="text">
      <style:text-properties officeooo:rsid="022fd8d1"/>
    </style:style>
    <style:style style:name="T35" style:family="text">
      <style:text-properties officeooo:rsid="02574042"/>
    </style:style>
    <style:style style:name="T36" style:family="text">
      <style:text-properties style:text-position="super 58%" fo:font-weight="bold" officeooo:rsid="025b1739" style:font-weight-asian="bold" style:font-weight-complex="bold"/>
    </style:style>
    <style:style style:name="T37" style:family="text">
      <style:text-properties officeooo:rsid="0269c604"/>
    </style:style>
    <style:style style:name="T38" style:family="text">
      <style:text-properties officeooo:rsid="026a38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5">25 July</text:span> 201<text:span text:style-name="T34">8</text:span></text:p>
      <text:p text:style-name="P2"><text:span text:style-name="T2">[0]</text:span><text:span text:style-name="T33"> Hi everybody welcome to IT Stuff for July 2018. What's in the show? Body Part Bingo.</text:span></text:p>
      <text:p text:style-name="P7">[2 Min] <text:span text:style-name="T23">Start with an easy one, welcome back Dick, a 13 year old lad Duoduo, Linkou in Heilongjiang Province </text:span><text:span text:style-name="T28">in</text:span><text:span text:style-name="T23"> China </text:span><text:span text:style-name="T28">cut the end off a USB phone cable, curious </text:span><text:span text:style-name="T23">about how it would feel after his classmates made jokes at school. </text:span><text:span text:style-name="T28">Pushed it up his peepee.</text:span><text:span text:style-name="T23"> </text:span><text:span text:style-name="T28">Got</text:span><text:span text:style-name="T23"> twisted and tangled. </text:span><text:span text:style-name="T28">2 weeks <text:s text:c="2"/>in hospital. </text:span><text:span text:style-name="T23">Dr. Liyan said it reached 10cm to his bladder, from the x-ray, the doctors could see where the cable was in a dead knot and that was why Duoduo could not pull it out. The doctors attempted to pull the cable out with lubricants but it was unsuccessful then made an incension at the point where the cable had become tangled before removing it.</text:span></text:p>
      <text:p text:style-name="P10"><text:span text:style-name="T1">[</text:span><text:span text:style-name="T17">4</text:span><text:span text:style-name="T1"> Min]</text:span><text:span text:style-name="T23"> </text:span><text:span text:style-name="T27">Another easy one, we are indebted to The Register for the story of a pervert in Wisconsin who built a shoe mounted camera setup for taking upskirt photos, the battery exploded and burnt his foot, they let him off cos he hadn’t managed to take any photos. Lithium Ion ftw</text:span></text:p>
      <text:p text:style-name="P11"><text:span text:style-name="T17">[</text:span><text:span text:style-name="T18">6 Min] </text:span><text:span text:style-name="T29">Vulnerability roundup! </text:span>Swann home security camera sends video to wrong user; <text:span text:style-name="T38">and there’s a new Apple thing that stops the bad guys (and the good guys) getting into your locked phone -- just plug a USB device in; sorted! And don’t pair your bluetooth in public, it’s insecure.</text:span></text:p>
      <text:p text:style-name="P12"><text:span text:style-name="T18">[9 Min] </text:span><text:span text:style-name="T28">Rejoice! </text:span><text:span text:style-name="T23">Pontifical Catholic University of Rio Grande do Sul, Brazil</text:span><text:span text:style-name="T28"> has created an AI that can draw fake bikinis onto mucky pictures! which is handy, cos Facebook has been banning </text:span><text:span text:style-name="T29">Rubensies -- you know, them paintings of pink fat ladies with nothing on except a piece of gauze. Flemish Tourist board got upset, wrote to Zuck: ““Breasts, buttocks and Peter Paul Rubens’ cherubs are all considered indecent, Not by us, but by you. Even though we secretly have to laugh about it, your cultural censorship is making life rather difficult for us.” </text:span><text:span text:style-name="T30">Other Zuck news -- Zuckerberg defends Facebook users' right to be wrong – even Holocaust deniers. “he didn’t “think that they’re intentionally getting it wrong” </text:span></text:p>
      <text:p text:style-name="P12"><text:span text:style-name="T29">A</text:span><text:span text:style-name="T30">lso Google Translate: you type dog 18 times, it traslates as </text:span><text:span text:style-name="T23">“Doomsday Clock is three minutes at twelve We are experiencing characters and a dramatic developments in the world, which indicate that we are increasingly approaching the end times and Jesus' return.”</text:span></text:p>
      <text:p text:style-name="P8"><text:span text:style-name="T16">[1</text:span><text:span text:style-name="T21">2</text:span><text:span text:style-name="T16"> Min]</text:span><text:span text:style-name="T26"> Downtime of the month, Google home assistant out for hours at end of last month “</text:span>Chromecasts can't stream video, and Home speakers respond to commands with: "Sorry, something went wrong. Try again in a few seconds."” <text:span text:style-name="T37">And ProTip of the month, don’t search for Teamviewer on the wrong social network, you’ll get something .. special. And customer service of the month, Paypal sent a nastygram to somebody saying Pay Us Back Right Now cos she’d breached the terms of contract by dying.</text:span></text:p>
      <text:p text:style-name="P2"><text:span text:style-name="T9">[</text:span><text:span text:style-name="T5">1</text:span><text:span text:style-name="T21">4</text:span><text:span text:style-name="T5"> Min]</text:span><text:span text:style-name="T25"> </text:span><text:span text:style-name="T24">You're listening to IT Stuff, </text:span><text:span text:style-name="T26">sorry, something went wrong, try again in quarter of an hour</text:span></text:p>
      <text:p text:style-name="P9"><text:span text:style-name="T3">[</text:span><text:span text:style-name="T4">1</text:span><text:span text:style-name="T11">4</text:span><text:span text:style-name="T4"> Min] </text:span><text:span text:style-name="T16">[WORLD OF STUFF] </text:span><text:span text:style-name="T20">CHIP </text:span><text:span text:style-name="T22">and CHIP PRO; </text:span><text:span text:style-name="T31">trade tariffs, components, MOOG</text:span></text:p>
      <text:p text:style-name="P8"><text:span text:style-name="T16">[18 Min] [SINGULARITY WATCH] </text:span><text:span text:style-name="T29">drones are coming to Bradford (apparently). Quake III Arena Capture the Flag! </text:span><text:span text:style-name="T32">(DeepMind, which is a Google tentacle)</text:span></text:p>
      <text:p text:style-name="P3"><text:span text:style-name="T6">[</text:span><text:span text:style-name="T7">2</text:span><text:span text:style-name="T18">1</text:span><text:span text:style-name="T7"> Min] Local Events - badonkadonk </text:span><text:span text:style-name="T10">(</text:span><text:span text:style-name="T13">8</text:span><text:span text:style-name="T36">th</text:span><text:span text:style-name="T10"> </text:span><text:span text:style-name="T13">August</text:span><text:span text:style-name="T10">)</text:span><text:span text:style-name="T7"> </text:span><text:span text:style-name="T10">and itwrong.space</text:span><text:span text:style-name="T7"><text:line-break/>Coder Dojo </text:span><text:span text:style-name="T12">Shut until September</text:span></text:p>
      <text:p text:style-name="P4"><text:span text:style-name="T3">[</text:span><text:span text:style-name="T4">2</text:span><text:span text:style-name="T18">2</text:span><text:span text:style-name="T4"> Min] </text:span><text:span text:style-name="T8">Go Home Elon You're Drunk - </text:span><text:span text:style-name="T18">farting unicorn, pedo guy</text:span></text:p>
      <text:p text:style-name="P6">Musicstuffs: Compressorhead-Ace of Spades-Now with 350kg Singer "Mega-Wattson" the new singer and "Hellga Tarr" the new guitarist and backing vocalist PLEASE DONT STAGEDIVE MR. 350KG SINGER﻿https://www.youtube.com/watch?v=9gMX_hR-RoM</text:p>
      <text:p text:style-name="P5"><text:span text:style-name="T4">-</text:span><text:span text:style-name="T15">and- </text:span><text:span text:style-name="T13">Skid Row Amiga Cracktro compilation feat. 4-mat, CPT and Zzzax</text:span><text:span text:style-name="T4"><text:line-break/>https://www.youtube.com/watch?v=b4rE0hOnsfo<text:line-break/></text:span><text:span text:style-name="T14">best on headpho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7-25T15:04:28.831827348</dc:date>
    <meta:editing-duration>PT15H21S</meta:editing-duration>
    <meta:editing-cycles>114</meta:editing-cycles>
    <meta:generator>LibreOffice/6.0.5.2$Linux_X86_64 LibreOffice_project/00m0$Build-2</meta:generator>
    <meta:document-statistic meta:table-count="0" meta:image-count="0" meta:object-count="0" meta:page-count="1" meta:paragraph-count="15" meta:word-count="613" meta:character-count="3641" meta:non-whitespace-character-count="3040"/>
  </office:meta>
</office:document-meta>
</file>